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cfb3" officeooo:paragraph-rsid="0008cfb3"/>
    </style:style>
    <style:style style:name="P2" style:family="paragraph" style:parent-style-name="Standard">
      <style:text-properties officeooo:rsid="0008cfb3" officeooo:paragraph-rsid="000c7e36"/>
    </style:style>
    <style:style style:name="P3" style:family="paragraph" style:parent-style-name="Standard">
      <style:text-properties officeooo:rsid="0008cfb3" officeooo:paragraph-rsid="000f6692"/>
    </style:style>
    <style:style style:name="P4" style:family="paragraph" style:parent-style-name="Standard">
      <style:text-properties officeooo:rsid="0008cfb3" officeooo:paragraph-rsid="001432d6"/>
    </style:style>
    <style:style style:name="P5" style:family="paragraph" style:parent-style-name="Standard">
      <style:text-properties officeooo:rsid="0008cfb3" officeooo:paragraph-rsid="00204797"/>
    </style:style>
    <style:style style:name="P6" style:family="paragraph" style:parent-style-name="Standard">
      <style:text-properties officeooo:rsid="0008cfb3" officeooo:paragraph-rsid="0023671e"/>
    </style:style>
    <style:style style:name="P7" style:family="paragraph" style:parent-style-name="Standard">
      <style:text-properties officeooo:rsid="0008cfb3" officeooo:paragraph-rsid="00297afe"/>
    </style:style>
    <style:style style:name="P8" style:family="paragraph" style:parent-style-name="Standard">
      <style:text-properties officeooo:rsid="000c7e36" officeooo:paragraph-rsid="000c7e36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c7e36" officeooo:paragraph-rsid="001432d6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1151c" officeooo:paragraph-rsid="0011151c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1151c" officeooo:paragraph-rsid="0021aef7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23997" officeooo:paragraph-rsid="00123997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08cfb3" officeooo:paragraph-rsid="001598ac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08cfb3" officeooo:paragraph-rsid="0023671e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1598ac" officeooo:paragraph-rsid="00183780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22102a" officeooo:paragraph-rsid="0022102a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2800dd" officeooo:paragraph-rsid="002800dd" style:font-weight-asian="bold" style:font-weight-complex="bold"/>
    </style:style>
    <style:style style:name="P18" style:family="paragraph" style:parent-style-name="Standard" style:list-style-name="L1">
      <style:text-properties officeooo:rsid="001598ac" officeooo:paragraph-rsid="001d30bc"/>
    </style:style>
    <style:style style:name="P19" style:family="paragraph" style:parent-style-name="Standard" style:list-style-name="L1">
      <style:text-properties style:text-underline-style="none" fo:font-weight="normal" officeooo:rsid="001bcb30" officeooo:paragraph-rsid="001bcb30" style:font-weight-asian="normal" style:font-weight-complex="normal"/>
    </style:style>
    <style:style style:name="P20" style:family="paragraph" style:parent-style-name="Standard" style:list-style-name="L1">
      <style:text-properties style:text-underline-style="none" fo:font-weight="normal" officeooo:rsid="001eccaf" officeooo:paragraph-rsid="001eccaf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204797" officeooo:paragraph-rsid="00204797" style:font-weight-asian="normal" style:font-weight-complex="normal"/>
    </style:style>
    <style:style style:name="P22" style:family="paragraph" style:parent-style-name="Standard">
      <style:text-properties officeooo:rsid="00309b3f" officeooo:paragraph-rsid="00309b3f"/>
    </style:style>
    <style:style style:name="P23" style:family="paragraph" style:parent-style-name="Standard">
      <style:text-properties officeooo:rsid="00376d70" officeooo:paragraph-rsid="00376d70"/>
    </style:style>
    <style:style style:name="T1" style:family="text">
      <style:text-properties officeooo:rsid="000ac603"/>
    </style:style>
    <style:style style:name="T2" style:family="text">
      <style:text-properties officeooo:rsid="000c7e3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c7e36" style:font-weight-asian="bold" style:font-weight-complex="bold"/>
    </style:style>
    <style:style style:name="T5" style:family="text">
      <style:text-properties fo:font-weight="bold" officeooo:rsid="002f91c8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officeooo:rsid="001681f8"/>
    </style:style>
    <style:style style:name="T10" style:family="text">
      <style:text-properties officeooo:rsid="001d30bc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1bcb30" style:font-weight-asian="normal" style:font-weight-complex="normal"/>
    </style:style>
    <style:style style:name="T13" style:family="text">
      <style:text-properties officeooo:rsid="00204797"/>
    </style:style>
    <style:style style:name="T14" style:family="text">
      <style:text-properties officeooo:rsid="0021aef7"/>
    </style:style>
    <style:style style:name="T15" style:family="text">
      <style:text-properties officeooo:rsid="002800dd"/>
    </style:style>
    <style:style style:name="T16" style:family="text">
      <style:text-properties officeooo:rsid="00297afe"/>
    </style:style>
    <style:style style:name="T17" style:family="text">
      <style:text-properties officeooo:rsid="002f91c8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309b3f"/>
    </style:style>
    <style:style style:name="T20" style:family="text">
      <style:text-properties officeooo:rsid="0030d266"/>
    </style:style>
    <style:style style:name="T21" style:family="text">
      <style:text-properties officeooo:rsid="0035f4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Γιώργο καλημέρα</text:p>
      <text:p text:style-name="P8"><text:span text:style-name="T7">ΕΦΑΡΜΟΓΗ</text:span></text:p>
      <text:p text:style-name="P7"><text:span text:style-name="T16">Η</text:span> εφαρμογή διαχείρισης του ΒΚ υπάρχει <text:span text:style-name="T16">σ</text:span>το link <text:a xlink:type="simple" xlink:href="http://bk043app.pythonanywhere.com/" text:style-name="Internet_20_link" text:visited-style-name="Visited_20_Internet_20_Link">http://bk043app.pythonanywhere.com/</text:a> </text:p>
      <text:p text:style-name="P8"><text:span text:style-name="T7">ΔΙΑΧΕΙΡΙΣΗ</text:span></text:p>
      <text:p text:style-name="P2">Υπάρχουν 3 <text:s/><text:span text:style-name="T2">βασικοί </text:span>λογαριασμοί με διακαιώματα Admin.</text:p>
      <text:p text:style-name="P2"><text:span text:style-name="T2">admin</text:span>| <text:span text:style-name="T2">tzoumak</text:span>| <text:span text:style-name="T4">tsalik <text:s/></text:span><text:span text:style-name="T3">και pass 1234 για όλους το ίδιο.</text:span></text:p>
      <text:p text:style-name="P2"><text:span text:style-name="T2">Μπαίνεις εδώ </text:span><text:a xlink:type="simple" xlink:href="http://bk043app.pythonanywhere.com/admin" text:style-name="Internet_20_link" text:visited-style-name="Visited_20_Internet_20_Link">http://bk043app.pythonanywhere.com/</text:a><text:a xlink:type="simple" xlink:href="http://bk043app.pythonanywhere.com/admin" text:style-name="Internet_20_link" text:visited-style-name="Visited_20_Internet_20_Link"><text:span text:style-name="T2">admin</text:span></text:a><text:span text:style-name="T2"> και κάνεις </text:span></text:p>
      <text:p text:style-name="P12">Πολύ σύντομα σου λέω τα εξής, ανα και νομίζω κάποια τα έχει ήδη δει/κάνει. </text:p>
      <text:p text:style-name="P10"/>
      <text:p text:style-name="P9">ΒΔ</text:p>
      <text:p text:style-name="P4">Έχει μια κενή ΒΔ που μπορείς να κάνεις ότι θέλεις. Εμ<text:span text:style-name="T1">εί</text:span>ς όπως σου είπα πλέον δεν την χρησιμοποιούμε για τα demo μας.</text:p>
      <text:p text:style-name="P15">DATA/CSV <text:span text:style-name="T9">(ΑΠΑΡΑΙΤΗΤΟ) </text:span></text:p>
      <text:list xml:id="list3816145907" text:style-name="L1">
        <text:list-item>
          <text:p text:style-name="P18">Κάνε upload τα data σου <text:span text:style-name="T10">(</text:span><text:span text:style-name="T12">Μαθήματα-Σχολεία-Καθηγητές</text:span><text:span text:style-name="T10">) </text:span>στο format που δείχνει το csv image σε κάθε σελίδα. <text:span text:style-name="T6">Πιθανό </text:span>κάποια πεδία να μην είναι 100% λειτουργικά, δεν θυμάμαι. </text:p>
        </text:list-item>
        <text:list-item>
          <text:p text:style-name="P19"><text:span text:style-name="T3">Προσοχή</text:span>, γίνεται match σε Ημερήσια-Εσπερινά ώστε να τα μεταχειρίζεται σαν ξεχωριστό συνδυασμό Μάθημα-Σχολείο.</text:p>
        </text:list-item>
        <text:list-item>
          <text:p text:style-name="P20">Κάνε Βαθμολογητές.</text:p>
        </text:list-item>
        <text:list-item>
          <text:p text:style-name="P20"><text:span text:style-name="T3">ΒΑΣΙΚΟ </text:span>Πρίν την παραλαβή/βαθμολόγηση πας Γραμματεια &gt; ΜΑΘΗΜΑΤΑ (ΔΙΑΧ) και επιλέγεις β<text:span text:style-name="T17">ή</text:span>μα-β<text:span text:style-name="T17">ή</text:span>μα το στ<text:span text:style-name="T17">ά</text:span>διο της διαδικασ<text:span text:style-name="T17">ί</text:span>ας που βρ<text:span text:style-name="T17">ί</text:span>σκεσαι. Πχ. <text:span text:style-name="T3">“Παραλαβή-Έναρξη ΠΡΙΝ ΚΑΝΕΙΣ ΠΑΡΑΛΑΒΕΣ”</text:span></text:p>
        </text:list-item>
        <text:list-item>
          <text:p text:style-name="P20">Πηγαίνεις Παραλαβές και παραλαμβάνεις</text:p>
        </text:list-item>
        <text:list-item>
          <text:p text:style-name="P20"><text:span text:style-name="T3">ΒΑΣΙΚΟ </text:span><text:span text:style-name="T17">τ</text:span>ο ίδ<text:span text:style-name="T17">ι</text:span>ο με <text:span text:style-name="T3">Βαθμολόγηση-Έναρξη ΠΡΙΝ ΑΡΧΙΣΕΙ Η ΒΑΘΜΟΛΟΓΗΣΗ”. Εδώ γίνονται οι Φάκελοι αυτόματα και θέλει Προσοχή!</text:span></text:p>
        </text:list-item>
      </text:list>
      <text:p text:style-name="P21">Τα υπόλοιπα θα τα δεις και μόνος σου</text:p>
      <text:p text:style-name="P13"/>
      <text:p text:style-name="P10">ΛΟΓΑΡΙΑΣΜΟΙ</text:p>
      <text:p text:style-name="P21">Κάνε λογαριασμούς για Φύλαξη/Αποθήκη και βάλε τους στα αντίστοιχα Groups (1 στον καθένα)</text:p>
      <text:p text:style-name="P3"><text:span text:style-name="T13">πχ. 1</text:span> <text:s/>λογαριασμ<text:span text:style-name="T13">ός</text:span> με πρόσβαση ΜΟΝΟ στην Φύλαξη</text:p>
      <text:p text:style-name="P5">Φύλαξη: userF και pass 1234</text:p>
      <text:p text:style-name="P3"/>
      <text:p text:style-name="P16">ΚΙΝΗΣΗ</text:p>
      <text:p text:style-name="P6">Δοκιμάστε τις χρεώσεις από το μενού Αποθήκη / Φύλαξη.</text:p>
      <text:p text:style-name="P14"/>
      <text:p text:style-name="P16">REPORTS</text:p>
      <text:p text:style-name="P1">Δοκιμάστε τα reports (xls).</text:p>
      <text:p text:style-name="P1">Δοκιμάστε τα barcodes (πρέπει να τσεκαριστούν σε printer).</text:p>
      <text:p text:style-name="P1"/>
      <text:p text:style-name="P11"><text:span text:style-name="T14">INTERFACE</text:span></text:p>
      <text:p text:style-name="P1">Eνημερωτικά μόνο, παίζει σε tablet / mobile. Το δούλεψα πρόχειρα μόνο στο δικό μου με οθόνη 4.5'</text:p>
      <text:p text:style-name="P1"/>
      <text:p text:style-name="P17">ΛΑΘΗ</text:p>
      <text:p text:style-name="P1"><text:span text:style-name="T15">Αν δεις κάποιο λάθος, σε παρακαλώ ενημέρωσε με. Εγώ κάνω διορθώσεις καθημερινά και ενημερώνω τον κώδικα.</text:span></text:p>
      <text:p text:style-name="P1"/>
      <text:p text:style-name="P22"><text:span text:style-name="T21">Πιθανό να </text:span>ξεχνάω <text:span text:style-name="T21">κάτι, αλλά </text:span>μου λές.</text:p>
      <text:p text:style-name="P23">Χαιρετώ <text:span text:style-name="T19">ΒΤ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06:07:44.490452402</meta:creation-date>
    <dc:date>2017-06-10T06:27:52.947122592</dc:date>
    <meta:editing-duration>PT19M49S</meta:editing-duration>
    <meta:editing-cycles>39</meta:editing-cycles>
    <meta:generator>LibreOffice/5.3.3.2$Linux_X86_64 LibreOffice_project/3d9a8b4b4e538a85e0782bd6c2d430bafe583448</meta:generator>
    <meta:document-statistic meta:table-count="0" meta:image-count="0" meta:object-count="0" meta:page-count="1" meta:paragraph-count="33" meta:word-count="267" meta:character-count="1758" meta:non-whitespace-character-count="1522"/>
  </office:meta>
</office:document-meta>
</file>